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101cm" fo:margin-bottom="0.101cm" loext:contextual-spacing="false" fo:line-height="115%" fo:text-align="justify" style:justify-single-word="false"/>
      <style:text-properties officeooo:rsid="000ddc7f" officeooo:paragraph-rsid="000ddc7f"/>
    </style:style>
    <style:style style:name="P2" style:family="paragraph" style:parent-style-name="Standard">
      <style:paragraph-properties fo:margin-top="0.101cm" fo:margin-bottom="0.101cm" loext:contextual-spacing="false" fo:line-height="115%" fo:text-align="justify" style:justify-single-word="false"/>
      <style:text-properties officeooo:rsid="000dec92" officeooo:paragraph-rsid="000dec92"/>
    </style:style>
    <style:style style:name="P3" style:family="paragraph" style:parent-style-name="Standard">
      <style:paragraph-properties fo:margin-top="0.101cm" fo:margin-bottom="0.101cm" loext:contextual-spacing="false" fo:line-height="115%" fo:text-align="justify" style:justify-single-word="false"/>
      <style:text-properties officeooo:paragraph-rsid="000ddc7f"/>
    </style:style>
    <style:style style:name="P4" style:family="paragraph" style:parent-style-name="Standard">
      <style:paragraph-properties fo:margin-top="0.101cm" fo:margin-bottom="0.101cm" loext:contextual-spacing="false" fo:line-height="115%" fo:text-align="justify" style:justify-single-word="false"/>
      <style:text-properties officeooo:paragraph-rsid="000fe707"/>
    </style:style>
    <style:style style:name="P5" style:family="paragraph" style:parent-style-name="Standard">
      <style:paragraph-properties fo:margin-top="0.101cm" fo:margin-bottom="0.101cm" loext:contextual-spacing="false" fo:line-height="115%" fo:text-align="justify" style:justify-single-word="false"/>
      <style:text-properties officeooo:paragraph-rsid="0010e1f1"/>
    </style:style>
    <style:style style:name="T1" style:family="text">
      <style:text-properties officeooo:rsid="000ddc7f"/>
    </style:style>
    <style:style style:name="T2" style:family="text">
      <style:text-properties officeooo:rsid="000dec92"/>
    </style:style>
    <style:style style:name="T3" style:family="text">
      <style:text-properties fo:font-style="italic" style:font-style-asian="italic" style:font-style-complex="italic"/>
    </style:style>
    <style:style style:name="T4" style:family="text">
      <style:text-properties fo:font-style="italic" officeooo:rsid="000dec92" style:font-style-asian="italic" style:font-style-complex="italic"/>
    </style:style>
    <style:style style:name="T5" style:family="text">
      <style:text-properties officeooo:rsid="000fe707"/>
    </style:style>
    <style:style style:name="T6" style:family="text">
      <style:text-properties fo:font-weight="bold" officeooo:rsid="000fe707" style:font-weight-asian="bold" style:font-weight-complex="bold"/>
    </style:style>
    <style:style style:name="T7" style:family="text">
      <style:text-properties officeooo:rsid="0010e1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mpte-rendu de la réunion visio d’accueil d’Emmanuel Franco</text:h>
      <text:p text:style-name="P1"><text:span text:style-name="T3">Date/heure : mardi 2 juin à 9h30 </text:span><text:span text:style-name="T4">par Zoom.</text:span></text:p>
      <text:p text:style-name="P3"><text:span text:style-name="T1">Emmanuel Franco effectue sa scolarité à l’ENSAI en 1ère année du cycle élève-attaché. L’établissement de Bordeaux lui propose un sujet de stage concernant la recherche de cycles économiques et de spécificités spatiales à partir de l’analyse des indicateurs diffusés par la note de conjoncture trimestrielle régionale. Cette année, en lien avec les conséquences sanitaires de la crise du COVID-19, les stagiaires ne seront pas accueillis physiquement dans l’établissement. Leur stage se déroulera à distance, les réunions se feront par visio (solution Zoom, préconisée par l’Insee faute de mieux), et les échanges par mail et/ou par téléphone. Emmanuel est resté confiné chez lui, à Bruz </text:span><text:span text:style-name="T2">pendant toute la période de la crise et s’y trouve toujours</text:span><text:span text:style-name="T1">.</text:span></text:p>
      <text:p text:style-name="P2">Stéphane Levasseur, chef de la division <text:span text:style-name="T3">Études Économique</text:span> et Rémi Dumas, Chargé de Valorisation Statistiques à la division <text:span text:style-name="T3">Relex</text:span> et référent emploi-conjoncture ont accueilli Emmanuel. Après un bref échange sur les difficultés qu’il pourrait rencontrer, et les besoins éventuels, Stéphane a évoqué les deux attendus du stage, à savoir, la connaissance de l’univers de la statistique publique et les résultats de recherche sur le sujet proposé. Le premier sujet sera commun aux trois stagiaires actuellement accueil<text:span text:style-name="T5">l</text:span>is à Bordeaux, il est en phase d’instruction et discuté en CODI. Stéphane s’est proposé d’animer les échanges en concertation avec les autres chefs de division du Service Études et Diffusion (SED) de la Direction Régionale. Cependant, il sera nécessaire de solliciter les chefs de division des autres services, en particulier du Service de production Statistique (SES). Concernant les Services Statistiques Ministériels (SSM) ou les Directions de la Direction Générale, les échanges seront plus informels avec le tuteur ou par d’autres canaux.</text:p>
      <text:p text:style-name="P2"><text:span text:style-name="T7">L’actualité de la note de conjoncture a été discuté, la prochaine devra être diffusée début juillet. Nous avons rappelé que le calendrier était favorable à ce sujet puisque la note cherche à se démarquer d’une analyse descriptive des données figées à 90 jours avant la publication. Ainsi, l’orientation à donner à ce travail (ainsi que possiblement aux futurs bilans économiques), sera possiblement initialisé par les travaux lors de ce stage. Ensuite, </text:span>Rémi Dumas a précisé les attendus du sujet. Il s’agit <text:span text:style-name="T5">de discerner des spécificités régionales et des points de vigilance</text:span>, en lien avec la note de conjoncture trimestrielle régionale, <text:span text:style-name="T5">par la découverte de cycles économiques ou de chaînes économiques. Toute la difficulté étant de travailler en trois dimensions spatial-sectoriel-temporel. Il devra déboucher sur un rapport, dont la soutenance et/ou la présentation est à définir ou préciser.</text:span></text:p>
      <text:p text:style-name="P4"><text:span text:style-name="T5">Outre des aspects moins formels sur l’avenir d’Emmanuel en sortie d’école, quelques minutes ont été consacrées à l’organisation des échanges. La plateforme </text:span><text:span text:style-name="T6">Github</text:span><text:span text:style-name="T5"> servira de lieu de stockage du projet (les données étant publiques et, pour l’instant, les résultats ne sont pas confidentiels) en mode public avec Rémi et Emmanuel en seuls contributeurs. Pour rappel, Emmanuel ne se connecte pas à la sphère Insee, il n’a donc pas accès aux serveurs de stockage, aux applications métiers (comme EDL), à AUS. Dans l’éventualité où certaines données seraient nécessaires, Rémi réalisera les extractions et la sélection de variables de façon à préserver la confidentialité nécessaire. </text:span><text:span text:style-name="T7">Chaque soir, Emmanuel et Rémi se rendront compte succinctement des résultats et des pistes de recherches à envisager par un mail court. Chaque semaine, un point visio ou téléphone sera nécessaire pour ajuster le calendrier du stage.</text:span></text:p>
      <text:p text:style-name="P5"><text:soft-page-break/><text:span text:style-name="T7">Post-réunion, Rémi a envoyé un mail avec les liens vers les séries de données à télécharger pour les visualiser et réaliser les premières analyses exploratoires. Emmanuel est invité à une réunion visio Jeudi 04 avec Odile Pinol pour évoquer la production des séries sur l’emploi dans le cadre du tuilage du poste référent emploi-conjonctur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04T09:20:33.807000000</meta:creation-date>
    <dc:date>2020-06-04T10:04:49.890000000</dc:date>
    <meta:editing-duration>PT8M25S</meta:editing-duration>
    <meta:editing-cycles>1</meta:editing-cycles>
    <meta:generator>LibreOffice/6.4.2.2$Windows_X86_64 LibreOffice_project/4e471d8c02c9c90f512f7f9ead8875b57fcb1ec3</meta:generator>
    <meta:document-statistic meta:table-count="0" meta:image-count="0" meta:object-count="0" meta:page-count="2" meta:paragraph-count="7" meta:word-count="620" meta:character-count="4052" meta:non-whitespace-character-count="3439"/>
  </office:meta>
</office:document-meta>
</file>